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48cm" fo:min-width="12.23cm" loext:decorative="false"/>
    </style:style>
    <style:style style:name="gr2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2.75cm" fo:min-width="2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3cm" draw:transform="rotate (1.0471975511966) translate (4.952cm 17.3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8.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6.2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.7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9.15cm" svg:y="1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0.523598775598299) translate (2.152cm 13.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0.523598775598299) translate (14.75cm 6.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0.523598775598299) translate (4.75cm 3.65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0.523598775598299) translate (12.25cm 16.1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1.0471975511966) translate (14.85cm 14.5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1.0471975511966) translate (12cm 4.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draw:transform="rotate (1.0471975511966) translate (2.052cm 7.4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5cm" svg:x="3.25cm" svg:y="21.75cm">
          <draw:text-box>
            <text:p>3cm square * 12</text:p>
            <text:p>18cm diamet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1:32:11.521211780</meta:creation-date>
    <dc:date>2025-07-27T21:39:26.324580685</dc:date>
    <meta:editing-duration>PT7M16S</meta:editing-duration>
    <meta:editing-cycles>1</meta:editing-cycles>
    <meta:document-statistic meta:object-count="14"/>
    <meta:generator>LibreOffice/24.8.7.2$Linux_X86_64 LibreOffice_project/480$Build-2</meta:generator>
  </office:meta>
</office:document-meta>
</file>